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936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1-12-01" calcext:value-type="date">
            <text:p>01/12/21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<text:s/>Visão geral e estrutura de arquivos 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50H45M00S" calcext:value-type="time">
            <text:p>50:45:00,00</text:p>
          </table:table-cell>
        </table:table-row>
        <table:table-row table:style-name="ro1">
          <table:table-cell office:value-type="date" office:date-value="2021-12-01" calcext:value-type="date">
            <text:p>01/12/21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<text:s/>Tela principal frontend e importação de assets do figma </text:p>
          </table:table-cell>
          <table:table-cell table:formula="of:=[.C3]-[.B3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1-12-03" calcext:value-type="date">
            <text:p>03/12/21</text:p>
          </table:table-cell>
          <table:table-cell office:value-type="time" office:time-value="PT07H40M00S" calcext:value-type="time">
            <text:p>07:40:00</text:p>
          </table:table-cell>
          <table:table-cell office:value-type="time" office:time-value="PT08H50M00S" calcext:value-type="time">
            <text:p>08:50:00</text:p>
          </table:table-cell>
          <table:table-cell office:value-type="string" calcext:value-type="string">
            <text:p><text:s/>Formulário da página principal 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1-12-03" calcext:value-type="date">
            <text:p>03/12/21</text:p>
          </table:table-cell>
          <table:table-cell office:value-type="time" office:time-value="PT09H40M00S" calcext:value-type="time">
            <text:p>09:40:00</text:p>
          </table:table-cell>
          <table:table-cell office:value-type="time" office:time-value="PT12H30M00S" calcext:value-type="time">
            <text:p>12:30:00</text:p>
          </table:table-cell>
          <table:table-cell office:value-type="string" calcext:value-type="string">
            <text:p><text:s/>Página da roleta </text:p>
          </table:table-cell>
          <table:table-cell table:formula="of:=[.C5]-[.B5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1-12-08" calcext:value-type="date">
            <text:p>08/12/21</text:p>
          </table:table-cell>
          <table:table-cell office:value-type="time" office:time-value="PT07H50M00S" calcext:value-type="time">
            <text:p>07:50:00</text:p>
          </table:table-cell>
          <table:table-cell office:value-type="time" office:time-value="PT09H00M00S" calcext:value-type="time">
            <text:p>09:00:00</text:p>
          </table:table-cell>
          <table:table-cell office:value-type="string" calcext:value-type="string">
            <text:p><text:s/>Animação de rotação e background a roleta </text:p>
          </table:table-cell>
          <table:table-cell table:formula="of:=[.C6]-[.B6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1-12-09" calcext:value-type="date">
            <text:p>09/12/21</text:p>
          </table:table-cell>
          <table:table-cell office:value-type="time" office:time-value="PT09H10M00S" calcext:value-type="time">
            <text:p>09:10:00</text:p>
          </table:table-cell>
          <table:table-cell office:value-type="time" office:time-value="PT10H40M00S" calcext:value-type="time">
            <text:p>10:40:00</text:p>
          </table:table-cell>
          <table:table-cell office:value-type="string" calcext:value-type="string">
            <text:p><text:s/>Finalizando estrutura da roleta </text:p>
          </table:table-cell>
          <table:table-cell table:formula="of:=[.C7]-[.B7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1-12-09" calcext:value-type="date">
            <text:p>09/12/21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6H35M00S" calcext:value-type="time">
            <text:p>16:35:00</text:p>
          </table:table-cell>
          <table:table-cell office:value-type="string" calcext:value-type="string">
            <text:p><text:s/>Adicionando páginas restandes do frontend </text:p>
          </table:table-cell>
          <table:table-cell table:formula="of:=[.C8]-[.B8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1-12-10" calcext:value-type="date">
            <text:p>10/12/21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10H40M00S" calcext:value-type="time">
            <text:p>10:40:00</text:p>
          </table:table-cell>
          <table:table-cell office:value-type="string" calcext:value-type="string">
            <text:p><text:s/>Banco de dados </text:p>
          </table:table-cell>
          <table:table-cell table:formula="of:=[.C9]-[.B9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1-12-10" calcext:value-type="date">
            <text:p>10/12/21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<text:s/>Roteamento admin, Tela Login, Header </text:p>
          </table:table-cell>
          <table:table-cell table:formula="of:=[.C10]-[.B10]" office:value-type="time" office:time-value="PT04H00M00S" calcext:value-type="time">
            <text:p>04:00:00</text:p>
          </table:table-cell>
          <table:table-cell table:number-columns-repeated="2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<text:s/>Páginas GivenPrizes, Home, e PendingPrizes, com paginação dinâmica </text:p>
          </table:table-cell>
          <table:table-cell table:formula="of:=[.C11]-[.B11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1-12-14" calcext:value-type="date">
            <text:p>14/12/2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<text:s/>Página RegisteredPrizes, exceto evento de edição de prêmios </text:p>
          </table:table-cell>
          <table:table-cell table:formula="of:=[.C12]-[.B1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1-12-14" calcext:value-type="date">
            <text:p>14/12/21</text:p>
          </table:table-cell>
          <table:table-cell office:value-type="time" office:time-value="PT14H25M00S" calcext:value-type="time">
            <text:p>14:25:0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<text:s/>Modal página RegisteredPrizes </text:p>
          </table:table-cell>
          <table:table-cell table:formula="of:=[.C13]-[.B13]" office:value-type="time" office:time-value="PT02H05M00S" calcext:value-type="time">
            <text:p>02:05:00</text:p>
          </table:table-cell>
          <table:table-cell table:number-columns-repeated="2"/>
        </table:table-row>
        <table:table-row table:style-name="ro1">
          <table:table-cell office:value-type="date" office:date-value="2021-12-15" calcext:value-type="date">
            <text:p>15/12/21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2H35M00S" calcext:value-type="time">
            <text:p>12:35:00</text:p>
          </table:table-cell>
          <table:table-cell office:value-type="string" calcext:value-type="string">
            <text:p><text:s/>Formulário Modal </text:p>
          </table:table-cell>
          <table:table-cell table:formula="of:=[.C14]-[.B14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1-12-18" calcext:value-type="date">
            <text:p>18/12/21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<text:s/>Tela RegisteredPrizes </text:p>
          </table:table-cell>
          <table:table-cell table:formula="of:=[.C15]-[.B15]" office:value-type="time" office:time-value="PT01H50M00S" calcext:value-type="time">
            <text:p>01:50:00</text:p>
          </table:table-cell>
          <table:table-cell table:number-columns-repeated="2"/>
        </table:table-row>
        <table:table-row table:style-name="ro1">
          <table:table-cell office:value-type="date" office:date-value="2021-12-22" calcext:value-type="date">
            <text:p>22/12/2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4H20M00S" calcext:value-type="time">
            <text:p>04:20:00</text:p>
          </table:table-cell>
          <table:table-cell office:value-type="string" calcext:value-type="string">
            <text:p>Página Ads</text:p>
          </table:table-cell>
          <table:table-cell table:formula="of:=[.C16]-[.B16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1-12-25" calcext:value-type="date">
            <text:p>25/12/21</text:p>
          </table:table-cell>
          <table:table-cell office:value-type="time" office:time-value="PT09H05M00S" calcext:value-type="time">
            <text:p>09:05:00</text:p>
          </table:table-cell>
          <table:table-cell office:value-type="time" office:time-value="PT10H50M00S" calcext:value-type="time">
            <text:p>10:50:00</text:p>
          </table:table-cell>
          <table:table-cell office:value-type="string" calcext:value-type="string">
            <text:p>Event listeners página Ads e primeiro form página createAd</text:p>
          </table:table-cell>
          <table:table-cell table:formula="of:=[.C17]-[.B17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1-12-25" calcext:value-type="date">
            <text:p>25/12/21</text:p>
          </table:table-cell>
          <table:table-cell office:value-type="time" office:time-value="PT16H45M00S" calcext:value-type="time">
            <text:p>16:45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Trying to fetch data from IBGE API</text:p>
          </table:table-cell>
          <table:table-cell table:formula="of:=[.C18]-[.B18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1-02" calcext:value-type="date">
            <text:p>02/01/22</text:p>
          </table:table-cell>
          <table:table-cell office:value-type="time" office:time-value="PT09H30M00S" calcext:value-type="time">
            <text:p>09:30:00</text:p>
          </table:table-cell>
          <table:table-cell office:value-type="time" office:time-value="PT10H20M00S" calcext:value-type="time">
            <text:p>10:20:00</text:p>
          </table:table-cell>
          <table:table-cell office:value-type="string" calcext:value-type="string">
            <text:p>Criando estrutura da API</text:p>
          </table:table-cell>
          <table:table-cell table:formula="of:=[.C19]-[.B19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1-02" calcext:value-type="date">
            <text:p>02/01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5H00M00S" calcext:value-type="time">
            <text:p>15:00:00</text:p>
          </table:table-cell>
          <table:table-cell office:value-type="string" calcext:value-type="string">
            <text:p>Alterando rotas Admin e dotenv</text:p>
          </table:table-cell>
          <table:table-cell table:formula="of:=[.C20]-[.B20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1-04" calcext:value-type="date">
            <text:p>04/01/22</text:p>
          </table:table-cell>
          <table:table-cell office:value-type="time" office:time-value="PT08H55M00S" calcext:value-type="time">
            <text:p>08:55:00</text:p>
          </table:table-cell>
          <table:table-cell office:value-type="time" office:time-value="PT11H50M00S" calcext:value-type="time">
            <text:p>11:50:00</text:p>
          </table:table-cell>
          <table:table-cell office:value-type="string" calcext:value-type="string">
            <text:p>Input de cidades e estados createAd e imageInput</text:p>
          </table:table-cell>
          <table:table-cell table:formula="of:=[.C21]-[.B21]" office:value-type="time" office:time-value="PT02H55M00S" calcext:value-type="time">
            <text:p>02:55:00</text:p>
          </table:table-cell>
          <table:table-cell table:number-columns-repeated="2"/>
        </table:table-row>
        <table:table-row table:style-name="ro1">
          <table:table-cell office:value-type="date" office:date-value="2022-01-05" calcext:value-type="date">
            <text:p>05/01/22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Autenticação API</text:p>
          </table:table-cell>
          <table:table-cell table:formula="of:=[.C22]-[.B22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1-06" calcext:value-type="date">
            <text:p>06/01/22</text:p>
          </table:table-cell>
          <table:table-cell office:value-type="time" office:time-value="PT10H40M00S" calcext:value-type="time">
            <text:p>10:40:00</text:p>
          </table:table-cell>
          <table:table-cell office:value-type="time" office:time-value="PT13H10M00S" calcext:value-type="time">
            <text:p>13:10:00</text:p>
          </table:table-cell>
          <table:table-cell office:value-type="string" calcext:value-type="string">
            <text:p>Error handling and admin get methods</text:p>
          </table:table-cell>
          <table:table-cell table:formula="of:=[.C23]-[.B23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1-06" calcext:value-type="date">
            <text:p>06/01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Remaining admin methods and multipart image upload</text:p>
          </table:table-cell>
          <table:table-cell table:formula="of:=[.C24]-[.B24]" office:value-type="time" office:time-value="PT01H50M00S" calcext:value-type="time">
            <text:p>01:50:00</text:p>
          </table:table-cell>
          <table:table-cell table:number-columns-repeated="2"/>
        </table:table-row>
        <table:table-row table:style-name="ro1">
          <table:table-cell office:value-type="date" office:date-value="2022-01-07" calcext:value-type="date">
            <text:p>07/01/22</text:p>
          </table:table-cell>
          <table:table-cell office:value-type="time" office:time-value="PT14H40M00S" calcext:value-type="time">
            <text:p>14:40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mage upload</text:p>
          </table:table-cell>
          <table:table-cell table:formula="of:=[.C25]-[.B2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10M00S" calcext:value-type="time">
            <text:p>12:10:00</text:p>
          </table:table-cell>
          <table:table-cell office:value-type="string" calcext:value-type="string">
            <text:p>Image validation and save with file extension</text:p>
          </table:table-cell>
          <table:table-cell table:formula="of:=[.C26]-[.B26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5H10M00S" calcext:value-type="time">
            <text:p>15:10:00</text:p>
          </table:table-cell>
          <table:table-cell office:value-type="string" calcext:value-type="string">
            <text:p>Image resizing</text:p>
          </table:table-cell>
          <table:table-cell table:formula="of:=[.C27]-[.B27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Frontend refactor and Users page</text:p>
          </table:table-cell>
          <table:table-cell table:formula="of:=[.C28]-[.B28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7H05M00S" calcext:value-type="time">
            <text:p>17:05:00</text:p>
          </table:table-cell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Login Cookies and Get data from API on home and pendingPrizes</text:p>
          </table:table-cell>
          <table:table-cell table:formula="of:=[.C29]-[.B29]" office:value-type="time" office:time-value="PT02H55M00S" calcext:value-type="time">
            <text:p>02:55: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17:05:40.681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8T18:57:40.361000000</meta:creation-date>
    <dc:date>2022-01-08T19:59:10.158000000</dc:date>
    <meta:editing-duration>P1DT18H26M11S</meta:editing-duration>
    <meta:editing-cycles>19</meta:editing-cycles>
    <meta:generator>LibreOffice/7.2.4.1$Windows_X86_64 LibreOffice_project/27d75539669ac387bb498e35313b970b7fe9c4f9</meta:generator>
    <meta:document-statistic meta:table-count="1" meta:cell-count="146" meta:object-count="0"/>
  </office:meta>
</office:document-meta>
</file>